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608cm"/>
    </style:style>
    <style:style style:name="co2" style:family="table-column">
      <style:table-column-properties fo:break-before="auto" style:column-width="16.3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8000"/>
    </style:style>
    <style:style style:name="ce19" style:family="table-cell" style:parent-style-name="Default">
      <style:table-cell-properties fo:background-color="#e8a202"/>
    </style:style>
    <style:style style:name="ce16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81d41a"/>
    </style:style>
    <style:style style:name="ce24" style:family="table-cell" style:parent-style-name="Default">
      <style:table-cell-properties fo:background-color="#00a933"/>
    </style:style>
    <style:style style:name="ce23" style:family="table-cell" style:parent-style-name="Default">
      <style:table-cell-properties fo:background-color="#bf819e"/>
    </style:style>
    <style:style style:name="ce22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49" style:family="table-cell" style:parent-style-name="Default">
      <style:table-cell-properties fo:background-color="#d4ea6b"/>
    </style:style>
    <style:style style:name="ce20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ffffa6"/>
    </style:style>
    <style:style style:name="ce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3" style:family="table-cell" style:parent-style-name="Default">
      <style:table-cell-properties fo:border-bottom="none" fo:border-left="0.06pt solid #000000" fo:border-right="none" fo:border-top="none"/>
    </style:style>
    <style:style style:name="ce54" style:family="table-cell" style:parent-style-name="Default">
      <style:table-cell-properties fo:border-bottom="0.06pt solid #000000" fo:border-left="0.06pt solid #000000" fo:border-right="none" fo:border-top="none"/>
    </style:style>
    <style:style style:name="ce55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order-left="none" fo:border-right="0.06pt solid #000000" fo:border-top="none"/>
    </style:style>
    <style:style style:name="ce59" style:family="table-cell" style:parent-style-name="Default">
      <style:table-cell-properties fo:border-bottom="0.06pt solid #000000" fo:border-left="none" fo:border-right="0.06pt solid #000000" fo:border-top="none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style:vertical-align="bottom"/>
    </style:style>
    <style:style style:name="ce62" style:family="table-cell" style:parent-style-name="Default">
      <style:text-properties fo:text-shadow="1pt 1pt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Gershgorin circle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Cantor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on homogeneous functions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nko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–Schmidt theorem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pan text:style-name="T3"><text:a xlink:href="https://en.wikipedia.org/wiki/Number_theory" xlink:type="simple">Number theory</text:a></text:span><text:span text:style-name="T3"> / </text:span><text:span text:style-name="T3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unov's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s/>(operator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s/>(operator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/>(operator theory,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's theorem on completely positive maps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embedding theorem</text:p>
          </table:table-cell>
          <table:table-cell office:value-type="string" calcext:value-type="string">
            <text:p><text:s/>(ordered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s/>(p-ad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s/>(paper fol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ähler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uranishi prolongation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Kowalevski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s/>(philosophy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tch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s/>(poli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 on total angular defect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polyhedron theorem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n's irreducibility criterion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s/>(probabilistic complexity theory) (structur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x's theorem</text:p>
          </table:table-cell>
          <table:table-cell office:value-type="string" calcext:value-type="string">
            <text:p><text:s/>(probability found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 ma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sker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Petti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–Bray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inetti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–Cantelli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ley–Clifford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Bacharach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gues's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-elimination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office:value-type="string" calcext:value-type="string">
            <text:p><text:s/>(quadr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</text:p>
          </table:table-cell>
          <table:table-cell office:value-type="string" calcext:value-type="string">
            <text:p><text:s/>(quadrilateral) 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s/>(quadrilater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esman–Knill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 decompositio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eman–Mandula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's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s/>(quantum optics) (quantum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on–Newell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son's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pern–Läuchli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dman's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curve theorem</text:p>
          </table:table-cell>
          <table:table-cell office:value-type="string" calcext:value-type="string">
            <text:p><text:s/>(real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/>(real analysis, approxi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intersec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àro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–Lebesgue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 on differentiation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maxima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Bore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s/>(recursion theory,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/>(recursion theory,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/>(recur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d's theorem</text:p>
          </table:table-cell>
          <table:table-cell office:value-type="string" calcext:value-type="string">
            <text:p><text:s/>(relational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/>(Riemann surfaces, 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ranchis theorem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Hadamard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g's eigenvalue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ie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s/>(semi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theorem</text:p>
          </table:table-cell>
          <table:table-cell office:value-type="string" calcext:value-type="string">
            <text:p><text:s/>(Set theory, Cantor's diagonal argumen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–Bernstein–Schroeder theorem</text:p>
          </table:table-cell>
          <table:table-cell office:value-type="string" calcext:value-type="string">
            <text:p><text:s/>(Set theory, 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on's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Dushnik–Miller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Rado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set theory) (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/>(several complex variables, 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s A and B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extension theorem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s/>(simple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s/>(singular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delin's theorem</text:p>
          </table:table-cell>
          <table:table-cell office:value-type="string" calcext:value-type="string">
            <text:p><text:s/>(solid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s/>(special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s/>(st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s/>(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</text:p>
          </table:table-cell>
          <table:table-cell office:value-type="string" calcext:value-type="string">
            <text:p><text:s/>(stationary points) 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ran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’s decomposi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l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–Tippett–Gnedenko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t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Markov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–Ocon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–Meyer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's martingale convergence theorems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dlin–Wentzell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sanov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gliano's first and second theorems</text:p>
          </table:table-cell>
          <table:table-cell office:value-type="string" calcext:value-type="string">
            <text:p><text:s/>(structur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s/>(symplec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–Jacobi–Lie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Nullstellensatz</text:p>
          </table:table-cell>
          <table:table-cell office:value-type="string" calcext:value-type="string">
            <text:p><text:s/>(theorem of zeroes) (commutative algebra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employment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s/>(theory of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s/>(topological sp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 signature theorem</text:p>
          </table:table-cell>
          <table:table-cell office:value-type="string" calcext:value-type="string">
            <text:p><text:s/>(topology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 sandwich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ond–Schneider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TC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in geometry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angle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s/>(universal enveloping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/>(vector calculus, 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e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ient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'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on theorem for vector spaces</text:p>
          </table:table-cell>
          <table:table-cell office:value-type="string" calcext:value-type="string">
            <text:p><text:s/>(vector spaces, 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dard–Thorn theorem</text:p>
          </table:table-cell>
          <table:table-cell office:value-type="string" calcext:value-type="string">
            <text:p><text:s/>(vertex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tation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ard–Satterthwaite theorem</text:p>
          </table:table-cell>
          <table:table-cell office:value-type="string" calcext:value-type="string">
            <text:p><text:s/>(voting metho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ggan–Schwartz theorem</text:p>
          </table:table-cell>
          <table:table-cell office:value-type="string" calcext:value-type="string">
            <text:p><text:s/>(vot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 subgroup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n homomorphisms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len–Susli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Wedderbur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Zorn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pan text:style-name="T4"><text:a xlink:href="https://en.wikipedia.org/wiki/Algebra" xlink:type="simple">Algebra</text:a></text:span><text:span text:style-name="T4"> / </text:span><text:span text:style-name="T4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<text:span text:style-name="T4"><text:a xlink:href="https://en.wikipedia.org/wiki/Algebra" xlink:type="simple">Algebra</text:a></text:span><text:span text:style-name="T4"> / </text:span><text:span text:style-name="T4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theorem on special divisors 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automorphism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yi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ézout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<text:span text:style-name="T4"><text:a xlink:href="https://en.wikipedia.org/wiki/Algebraic_curve" xlink:type="simple">Algebraic curves</text:a></text:span><text:span text:style-name="T4"> / </text:span><text:span text:style-name="T4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's theorem 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Riemann singularity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Jacob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hyankar–Mo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Andreotti–Frank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etic 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y–Bor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ini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fixed-point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–de Franchi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's structur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ton–Hansen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uert–Riemenschneider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–Hirzebruch–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's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onaka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pan text:style-name="T4"><text:a xlink:href="https://en.wikipedia.org/wiki/Algebraic_group" xlink:type="simple">Algebraic groups</text:a></text:span><text:span text:style-name="T4"> / </text:span><text:span text:style-name="T4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oush's theorem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unit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ero–Washington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wald–Wang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Salmon theorem</text:p>
          </table:table-cell>
          <table:table-cell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ge index theorem</text:p>
          </table:table-cell>
          <table:table-cell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nberg–Zilber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y ball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ewicz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clic models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ert–Brauer–Hasse–Noether theorem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n–Davenport–Halberstam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s theorem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son–Gärtner theorem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Mazur theorem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value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calculus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elope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pan text:style-name="T4"><text:a xlink:href="https://en.wikipedia.org/wiki/Calculus_of_variations" xlink:type="simple">Calculus of variations</text:a></text:span><text:span text:style-name="T4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d's adjoint functor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monadicity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–Hedlund–Lyndon theorem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circle theorems</text:p>
          </table:table-cell>
          <table:table-cell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ircles theorem</text:p>
          </table:table-cell>
          <table:table-cell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 theorem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o–Rado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vi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es–Jewett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's marriage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Combinatorics" xlink:type="simple">Combinatorics</text:a></text:span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Aztec diamon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nsk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nya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ck–Chowla–Ry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worth's theorem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n structure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g-up and going-down theorems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syzygy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 approximation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basis theorem</text:p>
          </table:table-cell>
          <table:table-cell office:value-type="string" calcext:value-type="string">
            <text:p><text:span text:style-name="T4"><text:a xlink:href="https://en.wikipedia.org/wiki/Commutative_algebra" xlink:type="simple">Commutative algebra</text:a></text:span><text:span text:style-name="T4"> / </text:span><text:span text:style-name="T4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hbi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eson–Jacob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so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 integral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Hadam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anges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Moivr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of-the-wedg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rell–Markushevich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Luca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sk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circl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line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–Rosenthal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iez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theorem (conformal mapping)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h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ôch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Carathéodor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pan text:style-name="T4"><text:a xlink:href="https://en.wikipedia.org/wiki/Complex_analysis" xlink:type="simple">Complex analysis</text:a></text:span><text:span text:style-name="T4"> / </text:span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pan text:style-name="T4"><text:a xlink:href="https://en.wikipedia.org/wiki/Complex_analysis" xlink:type="simple">Complex analysis</text:a></text:span><text:span text:style-name="T4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ll–Humbert theorem</text:p>
          </table:table-cell>
          <table:table-cell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–Riemann–Roch theorem</text:p>
          </table:table-cell>
          <table:table-cell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's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m's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ion theorem</text:p>
          </table:table-cell>
          <table:table-cell office:value-type="string" calcext:value-type="string">
            <text:p><text:span text:style-name="T4"><text:a xlink:href="https://en.wikipedia.org/wiki/Computational_complexity_theory" xlink:type="simple">Computational complexity theory</text:a></text:span><text:span text:style-name="T4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ra–Bazzi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pan text:style-name="T4"><text:a xlink:href="https://en.wikipedia.org/wiki/Computer_science" xlink:type="simple">Computer science</text:a></text:span><text:span text:style-name="T4"> / </text:span><text:span text:style-name="T4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 <text:s/>(conformal mappings)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chon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Mazurkiewicz theorem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stein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skin's theorem</text:p>
          </table:table-cell>
          <table:table-cell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duality theorem</text:p>
          </table:table-cell>
          <table:table-cell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 projection theorem</text:p>
          </table:table-cell>
          <table:table-cell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churovskii's theorem</text:p>
          </table:table-cell>
          <table:table-cell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pan text:style-name="T4"><text:a xlink:href="https://en.wikipedia.org/wiki/Curve" xlink:type="simple">Curves</text:a></text:span><text:span text:style-name="T4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–Ribet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peiser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berg–Kohn theorems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quet's theorem</text:p>
          </table:table-cell>
          <table:table-cell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hs's theorem</text:p>
          </table:table-cell>
          <table:table-cell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n–Gauss–Bonnet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-vertex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Bonnet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's Theorema Egregiu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–Ruh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–Rinow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–Diquet–Puiseux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t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ham's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son's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resmann's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cobordism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Bott fixed-point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 π theorem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iliary polynomial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ty's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approximation theorem</text:p>
          </table:table-cell>
          <table:table-cell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ch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ings's theorem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's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Anning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Nagy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yai–Gerwien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gman–Minc inequality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ley–Zehnder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man–Grobman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nomous converg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dixson–Dulac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se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worth's limit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man–Ohli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 separatio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s of welfare economics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L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kscher–Ohli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mström'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hian–Alle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–Canning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areva–Shapley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ndel's theorem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shaw's theorem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inger index theorem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distribution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artition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y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 incircle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isector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man–Quarle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hmagupta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flag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emann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bar theorem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ichael's theorem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Warning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er–Dres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bitrage-free pricing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Shephard–Todd theorem</text:p>
          </table:table-cell>
          <table:table-cell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t–Thompson theorem</text:p>
          </table:table-cell>
          <table:table-cell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balance theorem</text:p>
          </table:table-cell>
          <table:table-cell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erin–Brauer–Gorenstein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ree main theorems</text:p>
          </table:table-cell>
          <table:table-cell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sti fixed point theorem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pan text:style-name="T4"><text:a xlink:href="https://en.wikipedia.org/wiki/Fixed_point_(mathematics)" xlink:type="simple">Fixed points</text:a></text:span><text:span text:style-name="T4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enumeration theorem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representation theorem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an–Low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olution theorem</text:p>
          </table:table-cell>
          <table:table-cell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quet–Bishop–de Leeuw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graph theorem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range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–Carleman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Schwartz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lein–Šmulian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lede's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Naimark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ine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Banach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inger–Toeplitz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chmidt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e–Yosida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. Riesz extension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 Fredholm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nszajn–Smit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elà–Ascoli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Alaoglu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Mazur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einhau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stein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pan text:style-name="T4"><text:a xlink:href="https://en.wikipedia.org/wiki/Functional_analysis" xlink:type="simple">Functional analysis</text:a></text:span><text:span text:style-name="T4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pan text:style-name="T4"><text:a xlink:href="https://en.wikipedia.org/wiki/Functional_analysis" xlink:type="simple">Functional analysis</text:a></text:span><text:span text:style-name="T4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's impossibility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Mollerup theorem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and's schema theorem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theorem on groups of polynomial growth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's recogni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chke selec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va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ino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chord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Gua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quadrilateral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rotati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sler–Hadwig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Wantzel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m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ge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elmslev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e Interior Angle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 gallery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ier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stratus' theorem</text:p>
          </table:table-cell>
          <table:table-cell office:value-type="string" calcext:value-type="string">
            <text:p><text:span text:style-name="T4"><text:a xlink:href="https://en.wikipedia.org/wiki/Geometry" xlink:type="simple">Geometry</text:a></text:span><text:span text:style-name="T4"> / </text:span><text:span text:style-name="T4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wiger's theorem</text:p>
          </table:table-cell>
          <table:table-cell office:value-type="string" calcext:value-type="string">
            <text:p><text:span text:style-name="T4"><text:a xlink:href="https://en.wikipedia.org/wiki/Geometry" xlink:type="simple">Geometry</text:a></text:span><text:span text:style-name="T4"> / </text:span><text:span text:style-name="T4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celle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c's theorems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allai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Pósa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Stone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olor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color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cht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 structure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berg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ötzsch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al–Szemerédi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–Chvátal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ks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pan text:style-name="T4"><text:a xlink:href="https://en.wikipedia.org/wiki/Graph_theory" xlink:type="simple">Graph theory</text:a></text:span><text:span text:style-name="T4"> /</text:span> (bipartite grap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pan text:style-name="T4"><text:a xlink:href="https://en.wikipedia.org/wiki/Graph_theory" xlink:type="simple">Graph theory</text:a></text:span><text:span text:style-name="T4"> / </text:span><text:span text:style-name="T4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's theorem</text:p>
          </table:table-cell>
          <table:table-cell office:value-type="string" calcext:value-type="string">
            <text:p><text:span text:style-name="T4"><text:a xlink:href="https://en.wikipedia.org/wiki/Graph_theory" xlink:type="simple">Graph theory</text:a></text:span><text:span text:style-name="T4"> / </text:span><text:span text:style-name="T4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reciprocity theorem</text:p>
          </table:table-cell>
          <table:table-cell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Dieudonné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fication of finite simple groups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ting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determinant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od–Shafarevich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orthogonality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shko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man's embedding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–Wall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side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stallographic restriction theorem</text:p>
          </table:table-cell>
          <table:table-cell office:value-type="string" calcext:value-type="string">
            <text:p><text:span text:style-name="T4"><text:a xlink:href="https://en.wikipedia.org/wiki/Group_theory" xlink:type="simple">Group theory</text:a></text:span><text:span text:style-name="T4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ling–Lax theorem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inversion theorem</text:p>
          </table:table-cell>
          <table:table-cell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theorem</text:p>
          </table:table-cell>
          <table:table-cell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ason's theorem</text:p>
          </table:table-cell>
          <table:table-cell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sion theorem</text:p>
          </table:table-cell>
          <table:table-cell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thal suspension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egal completion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 periodic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's representabil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5"><text:a xlink:href="https://en.wikipedia.org/wiki/Kinetics_(physics)" xlink:type="simple">Kinetics</text:a></text:span><text:span text:style-name="T5"> /  </text:span><text:span text:style-name="T5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–Milnor theorem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–Rosser theorem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's theorem</text:p>
          </table:table-cell>
          <table:table-cell office:value-type="string" calcext:value-type="string">
            <text:p><text:span text:style-name="T5"><text:a xlink:href="https://en.wikipedia.org/wiki/Large_deviations_theory" xlink:type="simple">Large deviations</text:a></text:span><text:span text:style-name="T5"> / </text:span><text:span text:style-name="T5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representation theorem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ted convergence theorem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pan text:style-name="T6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Hamilton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ange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dholm's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tsur–Levitzki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Arf theorem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 theorem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's theorem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i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valu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ňková–Helly select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da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tauberia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select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by–Ri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ld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mach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curv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ian and tauberian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icovitch cover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pan text:style-name="T4"><text:a xlink:href="https://en.wikipedia.org/wiki/Mathematical_analysis" xlink:type="simple">Mathematical Analysis</text:a></text:span><text:span text:style-name="T4"> / </text:span><text:span text:style-name="T4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pan text:style-name="T4"><text:a xlink:href="https://en.wikipedia.org/wiki/Mathematical_analysis" xlink:type="simple">Mathematical Analysis</text:a></text:span><text:span text:style-name="T4"> / </text:span><text:span text:style-name="T4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pan text:style-name="T4"><text:a xlink:href="https://en.wikipedia.org/wiki/Mathematical_analysis" xlink:type="simple">Mathematical Analysis</text:a></text:span><text:span text:style-name="T4"> / </text:span><text:span text:style-name="T4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ity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interpolation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complete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incomplete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mory'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stein'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wise compact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ean prime ideal theorem</text:p>
          </table:table-cell>
          <table:table-cell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 convergence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inverse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Von Neumann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n–Martin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tension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–Wold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ion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orov's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 and M. Riesz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ique's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decomposition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Kolmogorov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vergence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's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 fixed point theorem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Grothendieck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rank theorem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Ankeny–Artin–Chowla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ér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Ax–Koche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–Friedlander–Iwaniec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iege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–Titchmarsh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botarev's dens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 remaind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la–Mordel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lin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theorem on arithmetic progression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inzburg–Ziv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ac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–Eul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 polygonal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ast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ittl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 on sums of two square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el–Landau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ma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ithmetic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ish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–Tao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–Zagi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Ramanuja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 norm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Minkowski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's theorem on elliptic curve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Waring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irreducibil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 90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kinson's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on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invers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der–Minty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baki–Witt theorem</text:p>
          </table:table-cell>
          <table:table-cell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uška–Lax–Milgram theorem</text:p>
          </table:table-cell>
          <table:table-cell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aut'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peyron'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iu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s fluctuation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zur'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dissipation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berg–Sach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one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–Łopuszański–Sohniu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mann–Feynman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's theorems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number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abatic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i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theorem_(relativity)" xlink:type="simple">Birkhoff's theorem  (relativity)</text:a>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oliubov–Parasyuk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van Leeuwe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llonius's theorem</text:p>
          </table:table-cell>
          <table:table-cell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postulate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es' theorem</text:p>
          </table:table-cell>
          <table:table-cell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–Esséen theorem</text:p>
          </table:table-cell>
          <table:table-cell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ballot theorem</text:p>
          </table:table-cell>
          <table:table-cell office:value-type="string" calcext:value-type="string">
            <text:p><text:span text:style-name="T4"><text:a xlink:href="https://en.wikipedia.org/wiki/Probability_theory" xlink:type="simple">Probability theory</text:a></text:span><text:span text:style-name="T4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e's theorem</text:p>
          </table:table-cell>
          <table:table-cell office:value-type="string" calcext:value-type="string">
            <text:p><text:span text:style-name="T4"><text:a xlink:href="https://en.wikipedia.org/wiki/Probability_theory" xlink:type="simple">Probability theory</text:a></text:span><text:span text:style-name="T4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's theorem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theorem</text:p>
          </table:table-cell>
          <table:table-cell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's theorem</text:p>
          </table:table-cell>
          <table:table-cell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–Weierstrass theorem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's theorem</text:p>
          </table:table-cell>
          <table:table-cell office:value-type="string" calcext:value-type="string">
            <text:p><text:span text:style-name="T4"><text:a xlink:href="https://en.wikipedia.org/wiki/Real_analysis" xlink:type="simple">Real analysis</text:a></text:span><text:span text:style-name="T4"> / </text:span><text:span text:style-name="T4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Schreier theorem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 theorem</text:p>
          </table:table-cell>
          <table:table-cell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's regularity theorem</text:p>
          </table:table-cell>
          <table:table-cell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Bott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Nesbitt theorem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 on induced characters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rami's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–Kazdan comparison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n–Minkowski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Brauer–Cartan–Hua theorem</text:p>
          </table:table-cell>
          <table:table-cell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determinacy theorem</text:p>
          </table:table-cell>
          <table:table-cell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nke–Stei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er–Fike theorem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mann's agreement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t–Beg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u's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Ruffini theorem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suk–Ulam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wer fixed point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e category theorem</text:p>
          </table:table-cell>
          <table:table-cell office:value-type="string" calcext:value-type="string">
            <text:p><text:span text:style-name="T4"><text:a xlink:href="https://en.wikipedia.org/wiki/Topology" xlink:type="simple">Topology</text:a></text:span><text:span text:style-name="T4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ville–Laszlo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Grothendieck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sles's theore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ed-point theorems in infinite-dimensional 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number-columns-repeated="4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49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53"/>
        <table:table-column table:style-name="co10" table:default-cell-style-name="ce58"/>
        <table:table-row table:style-name="ro1">
          <table:table-cell table:style-name="ce52" office:value-type="string" calcext:value-type="string">
            <text:p>Organisations</text:p>
          </table:table-cell>
          <table:table-cell table:style-name="ce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54" office:value-type="string" calcext:value-type="string">
            <text:p>Mathworld Wolfram</text:p>
          </table:table-cell>
          <table:table-cell table:style-name="ce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54" office:value-type="string" calcext:value-type="string">
            <text:p>Institute for Advanced Study</text:p>
          </table:table-cell>
          <table:table-cell table:style-name="ce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5" office:value-type="string" calcext:value-type="string">
            <text:p>Bloggers</text:p>
          </table:table-cell>
          <table:table-cell table:style-name="ce55" office:value-type="string" calcext:value-type="string">
            <text:p>Blogs</text:p>
          </table:table-cell>
        </table:table-row>
        <table:table-row table:style-name="ro1">
          <table:table-cell table:style-name="ce56" office:value-type="string" calcext:value-type="string">
            <text:p>Tai-Danae Bradley</text:p>
          </table:table-cell>
          <table:table-cell table:style-name="ce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54" office:value-type="string" calcext:value-type="string">
            <text:p>Terry Tao</text:p>
          </table:table-cell>
          <table:table-cell table:style-name="ce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4"><text:a xlink:href="https://oeis.org/A000041" xlink:type="simple">A000041</text:a></text:span><text:span text:style-name="T4"> / </text:span><text:span text:style-name="T4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6">
          <table:sort>
            <table:sort-by table:field-number="1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8:12:21.676285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29T18:40:25.722510677</dc:date>
    <meta:editing-duration>PT16H24M26S</meta:editing-duration>
    <meta:editing-cycles>608</meta:editing-cycles>
    <meta:generator>LibreOffice/7.1.3.2$Linux_X86_64 LibreOffice_project/10$Build-2</meta:generator>
    <meta:document-statistic meta:table-count="8" meta:cell-count="2720" meta:object-count="0"/>
  </office:meta>
</office:document-meta>
</file>